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96cm" fo:min-width="1.4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3.75cm"/>
      <style:paragraph-properties style:writing-mode="lr-tb"/>
    </style:style>
    <style:style style:name="gr3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5" style:family="graphic" style:parent-style-name="objectwithoutfill">
      <style:graphic-properties draw:marker-start="Arrowheads_20_6" draw:marker-end="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start="Arrowheads_20_4" draw:marker-end="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6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9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342cm" fo:min-width="1.08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828cm" fo:min-width="2.517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164cm" fo:min-width="2.517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001cm" fo:min-width="2.735cm"/>
      <style:paragraph-properties style:writing-mode="lr-tb"/>
    </style:style>
    <style:style style:name="gr1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1.164cm" fo:min-width="0.914cm"/>
      <style:paragraph-properties style:writing-mode="lr-tb"/>
    </style:style>
    <style:style style:name="gr18" style:family="graphic" style:parent-style-name="objectwithoutfill">
      <style:graphic-properties draw:marker-start="Arrow" draw:marker-start-width="0.3cm" draw:marker-end="Arrow" draw:marker-end-width="0.3cm" draw:fill="none" draw:textarea-vertical-align="middle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5cm" fo:min-width="3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5cm" svg:height="2.75cm" svg:x="3.75cm" svg:y="8.75cm">
          <text:p text:style-name="P1"/>
          <text:p text:style-name="P1"/>
          <text:p text:style-name="P1"/>
          <text:p text:style-name="P1"/>
          <text:p text:style-name="P1"/>
          <text:p text:style-name="P1">Players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draw:layer="layout" svg:width="2.75cm" svg:height="2.75cm" svg:x="13cm" svg:y="8.75cm">
          <text:p text:style-name="P1"/>
          <text:p text:style-name="P1"/>
          <text:p text:style-name="P1"/>
          <text:p text:style-name="P1"/>
          <text:p text:style-name="P1"/>
          <text:p text:style-name="P1">Developers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4.25cm" svg:height="2.25cm" svg:x="7.75cm" svg:y="3.5cm">
          <text:p text:style-name="P1">Centralized</text:p>
          <text:p text:style-name="P1">Marketplace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5cm" svg:y1="5.75cm" svg:x2="14.25cm" svg:y2="8.75cm">
          <text:p text:style-name="P1">$$</text:p>
          <text:p text:style-name="P1"/>
        </draw:line>
        <draw:line draw:style-name="gr4" draw:text-style-name="P2" draw:layer="layout" svg:x1="5.25cm" svg:y1="8.629cm" svg:x2="7.5cm" svg:y2="5.5cm">
          <text:p text:style-name="P1">$$$</text:p>
          <text:p text:style-name="P1"/>
        </draw:line>
        <draw:line draw:style-name="gr5" draw:text-style-name="P2" draw:layer="layout" svg:x1="6.5cm" svg:y1="9.25cm" svg:x2="8.75cm" svg:y2="6cm">
          <text:p text:style-name="P1"/>
          <text:p text:style-name="P1">Games</text:p>
        </draw:line>
        <draw:line draw:style-name="gr6" draw:text-style-name="P2" draw:layer="layout" svg:x1="11.5cm" svg:y1="6cm" svg:x2="13.25cm" svg:y2="9cm">
          <text:p text:style-name="P1"/>
          <text:p text:style-name="P1">Games</text:p>
        </draw:line>
      </draw:page>
      <draw:page draw:name="page2" draw:style-name="dp1" draw:master-page-name="Default">
        <draw:custom-shape draw:style-name="gr2" draw:text-style-name="P1" draw:layer="layout" svg:width="4.25cm" svg:height="2.25cm" svg:x="8.25cm" svg:y="3.25cm">
          <text:p text:style-name="P1">Marketplac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75cm" svg:height="2.75cm" svg:x="3.857cm" svg:y="9.127cm">
          <text:p text:style-name="P1"/>
          <text:p text:style-name="P1"/>
          <text:p text:style-name="P1"/>
          <text:p text:style-name="P1"/>
          <text:p text:style-name="P1"/>
          <text:p text:style-name="P1">Players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" draw:text-style-name="P1" xml:id="id3" draw:id="id3" draw:layer="layout" svg:width="2.75cm" svg:height="2.75cm" svg:x="13.107cm" svg:y="9.127cm">
          <text:p text:style-name="P1"/>
          <text:p text:style-name="P1"/>
          <text:p text:style-name="P1"/>
          <text:p text:style-name="P1"/>
          <text:p text:style-name="P1"/>
          <text:p text:style-name="P1">Developers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4.25cm" svg:height="2.25cm" svg:x="8cm" svg:y="3.5cm">
          <text:p text:style-name="P1">Marketplace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25cm" svg:height="2.25cm" svg:x="7.75cm" svg:y="3.75cm">
          <text:p text:style-name="P1">Community</text:p>
          <text:p text:style-name="P1">Marketplaces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6.75cm" svg:y1="11cm" svg:x2="13cm" svg:y2="11cm">
          <text:p text:style-name="P1"/>
          <text:p text:style-name="P1">Games</text:p>
        </draw:line>
        <draw:connector draw:style-name="gr7" draw:text-style-name="P2" draw:layer="layout" draw:type="curve" draw:line-skew="1.345cm" svg:x1="6.205cm" svg:y1="9.529cm" svg:x2="9.875cm" svg:y2="6cm" draw:start-shape="id1" draw:start-glue-point="11" draw:end-shape="id2" draw:end-glue-point="2" svg:d="M6205 9529c0-930 3670 834 3670-3529" svg:viewBox="0 0 3671 3530">
          <text:p text:style-name="P1"/>
          <text:p text:style-name="P1"/>
          <text:p text:style-name="P1"/>
          <text:p text:style-name="P1"><text:s text:c="8"/>$</text:p>
          <text:p text:style-name="P1"/>
        </draw:connector>
        <draw:connector draw:style-name="gr8" draw:text-style-name="P2" draw:layer="layout" draw:type="line" svg:x1="6.607cm" svg:y1="10.502cm" svg:x2="13.107cm" svg:y2="10.502cm" draw:start-shape="id1" draw:start-glue-point="10" draw:end-shape="id3" draw:end-glue-point="6" svg:d="M6607 10502h6500" svg:viewBox="0 0 6501 1">
          <text:p text:style-name="P1">$$$</text:p>
          <text:p text:style-name="P1"/>
        </draw:connector>
        <draw:line draw:style-name="gr9" draw:text-style-name="P1" draw:layer="layout" svg:x1="5.75cm" svg:y1="9.25cm" svg:x2="8cm" svg:y2="6cm">
          <text:p text:style-name="P1">Shopping</text:p>
          <text:p text:style-name="P1"/>
        </draw:line>
        <draw:line draw:style-name="gr9" draw:text-style-name="P1" draw:layer="layout" svg:x1="11.5cm" svg:y1="6cm" svg:x2="13.75cm" svg:y2="9.25cm">
          <text:p text:style-name="P1">Publishing</text:p>
          <text:p text:style-name="P1"/>
        </draw:line>
        <draw:connector draw:style-name="gr7" draw:text-style-name="P2" draw:layer="layout" draw:type="curve" draw:line-skew="1.402cm" svg:x1="13.509cm" svg:y1="9.529cm" svg:x2="9.875cm" svg:y2="6cm" draw:start-shape="id3" draw:start-glue-point="5" draw:end-shape="id2" draw:end-glue-point="2" svg:d="M13509 9529c0-844-3634 920-3634-3529" svg:viewBox="0 0 3635 3530">
          <text:p text:style-name="P1"/>
          <text:p text:style-name="P1"/>
          <text:p text:style-name="P1"/>
          <text:p text:style-name="P1">$ <text:s text:c="7"/></text:p>
          <text:p text:style-name="P1"/>
        </draw:connector>
      </draw:page>
      <draw:page draw:name="page3" draw:style-name="dp1" draw:master-page-name="Default">
        <draw:custom-shape draw:style-name="gr2" draw:text-style-name="P3" draw:layer="layout" svg:width="4.25cm" svg:height="2.25cm" svg:x="15cm" svg:y="2.5cm">
          <text:p text:style-name="P3">Marketplace</text:p>
          <draw:enhanced-geometry svg:viewBox="0 0 21600 21600" draw:type="rectangle" draw:enhanced-path="M 0 0 L 21600 0 21600 21600 0 21600 0 0 Z N"/>
        </draw:custom-shape>
        <draw:custom-shape draw:style-name="gr10" draw:text-style-name="P3" xml:id="id4" draw:id="id4" draw:layer="layout" svg:width="2.234cm" svg:height="2.25cm" svg:x="3.25cm" svg:y="8.5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Developer A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3" draw:layer="layout" svg:width="4.25cm" svg:height="2.25cm" svg:x="14.75cm" svg:y="2.75cm">
          <text:p text:style-name="P3">Marketplace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25cm" svg:height="2.25cm" svg:x="14.5cm" svg:y="3cm">
          <text:p text:style-name="P3">Community</text:p>
          <text:p text:style-name="P3">Marketplaces</text:p>
          <draw:enhanced-geometry svg:viewBox="0 0 21600 21600" draw:type="rectangle" draw:enhanced-path="M 0 0 L 21600 0 21600 21600 0 21600 0 0 Z N"/>
        </draw:custom-shape>
        <draw:custom-shape draw:style-name="gr11" draw:text-style-name="P3" xml:id="id5" draw:id="id5" draw:layer="layout" svg:width="3.75cm" svg:height="2.582cm" svg:x="2.5cm" svg:y="2.918cm">
          <text:p text:style-name="P3">DataLayer A <text:s/></text:p>
          <text:p text:style-name="P3"/>
          <text:p text:style-name="P3">Product 1 <text:s text:c="5"/></text:p>
          <text:p text:style-name="P3">Product 2 <text:s text:c="5"/></text:p>
          <text:p text:style-name="P3"><text:s text:c="2"/></text:p>
          <text:p text:style-name="P3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2" draw:text-style-name="P4" draw:layer="layout" draw:type="line" svg:x1="4.367cm" svg:y1="8.5cm" svg:x2="4.375cm" svg:y2="5.5cm" draw:start-shape="id4" draw:start-glue-point="4" draw:end-shape="id5" draw:end-glue-point="2" svg:d="M4367 8500l8-3000" svg:viewBox="0 0 9 3001">
          <text:p text:style-name="P3"/>
          <text:p text:style-name="P3"/>
        </draw:connector>
        <draw:custom-shape draw:style-name="gr10" draw:text-style-name="P3" xml:id="id6" draw:id="id6" draw:layer="layout" svg:width="2.234cm" svg:height="2.25cm" svg:x="7.25cm" svg:y="9.5cm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Developer B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3" xml:id="id7" draw:id="id7" draw:layer="layout" svg:width="3.75cm" svg:height="3cm" svg:x="6.516cm" svg:y="5.25cm">
          <text:p text:style-name="P3">DataLayer B <text:s text:c="2"/></text:p>
          <text:p text:style-name="P3"/>
          <text:p text:style-name="P3">Product 3 <text:s text:c="4"/></text:p>
          <text:p text:style-name="P3">Product 4 <text:s text:c="4"/></text:p>
          <text:p text:style-name="P3"/>
          <text:p text:style-name="P3"/>
          <text:p text:style-name="P3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12" draw:text-style-name="P4" draw:layer="layout" draw:type="line" svg:x1="8.367cm" svg:y1="9.5cm" svg:x2="8.391cm" svg:y2="8.25cm" draw:start-shape="id6" draw:start-glue-point="4" draw:end-shape="id7" draw:end-glue-point="2" svg:d="M8367 9500l24-1250" svg:viewBox="0 0 25 1251">
          <text:p text:style-name="P3"/>
          <text:p text:style-name="P3"/>
        </draw:connector>
        <draw:connector draw:style-name="gr14" draw:text-style-name="P4" draw:layer="layout" draw:type="curve" svg:x1="8.391cm" svg:y1="5.25cm" svg:x2="14.5cm" svg:y2="4.125cm" draw:start-shape="id7" draw:start-glue-point="0" draw:end-shape="id8" draw:end-glue-point="3" svg:d="M8391 5250c0-750 2036-1125 6109-1125" svg:viewBox="0 0 6110 1126">
          <text:p/>
        </draw:connector>
        <draw:connector draw:style-name="gr12" draw:text-style-name="P4" draw:layer="layout" draw:type="curve" svg:x1="6.25cm" svg:y1="4.209cm" svg:x2="14.5cm" svg:y2="4.125cm" draw:start-shape="id5" draw:start-glue-point="1" draw:end-shape="id8" draw:end-glue-point="3" svg:d="M6250 4209c6189 0 2064-84 8250-84" svg:viewBox="0 0 8251 85">
          <text:p text:style-name="P3">Game Store Data</text:p>
          <text:p text:style-name="P3"/>
        </draw:connector>
        <draw:custom-shape draw:style-name="gr15" draw:text-style-name="P3" xml:id="id9" draw:id="id9" draw:layer="layout" svg:width="3.234cm" svg:height="2.25cm" svg:x="10.766cm" svg:y="8.25cm">
          <text:p text:style-name="P3">Payment</text:p>
          <text:p text:style-name="P3">Logic</text:p>
          <text:p text:style-name="P3">(Chia)</text:p>
          <draw:enhanced-geometry svg:viewBox="0 0 21600 21600" draw:text-areas="0 0 21600 21600" draw:type="pentagon-right" draw:modifiers="18388.37712519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6" draw:text-style-name="P4" draw:layer="layout" draw:type="line" svg:x1="9.157cm" svg:y1="9.829cm" svg:x2="10.766cm" svg:y2="9.375cm" draw:start-shape="id6" draw:start-glue-point="11" draw:end-shape="id9" draw:end-glue-point="3" svg:d="M9157 9829l1609-454" svg:viewBox="0 0 1610 455">
          <text:p/>
        </draw:connector>
        <draw:custom-shape draw:style-name="gr17" draw:text-style-name="P3" xml:id="id11" draw:id="id11" draw:layer="layout" svg:width="2cm" svg:height="2cm" svg:x="16.75cm" svg:y="8.25cm">
          <text:p text:style-name="P3"/>
          <text:p text:style-name="P3"/>
          <text:p text:style-name="P3"/>
          <text:p text:style-name="P3"/>
          <text:p text:style-name="P3"/>
          <text:p text:style-name="P3">Player A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" draw:text-style-name="P3" xml:id="id10" draw:id="id10" draw:layer="layout" svg:width="3.234cm" svg:height="2.25cm" svg:x="10.766cm" svg:y="10.75cm">
          <text:p text:style-name="P3">Encrypted</text:p>
          <text:p text:style-name="P3">Games</text:p>
          <text:p text:style-name="P3">(Torrents)</text:p>
          <draw:enhanced-geometry svg:viewBox="0 0 21600 21600" draw:text-areas="0 0 21600 21600" draw:type="pentagon-right" draw:modifiers="18388.377125193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onnector draw:style-name="gr16" draw:text-style-name="P4" draw:layer="layout" draw:type="line" svg:x1="9.157cm" svg:y1="11.421cm" svg:x2="10.766cm" svg:y2="11.875cm" draw:start-shape="id6" draw:start-glue-point="9" draw:end-shape="id10" draw:end-glue-point="3" svg:d="M9157 11421l1609 454" svg:viewBox="0 0 1610 455">
          <text:p/>
        </draw:connector>
        <draw:connector draw:style-name="gr18" draw:text-style-name="P4" draw:layer="layout" draw:type="line" svg:x1="17.75cm" svg:y1="8.25cm" svg:x2="16.625cm" svg:y2="5.25cm" draw:start-shape="id11" draw:start-glue-point="4" draw:end-shape="id8" draw:end-glue-point="2" svg:d="M17750 8250l-1125-3000" svg:viewBox="0 0 1126 3001">
          <text:p text:style-name="P3">Shopping</text:p>
        </draw:connector>
        <draw:connector draw:style-name="gr18" draw:text-style-name="P4" draw:layer="layout" draw:type="line" svg:x1="14cm" svg:y1="9.375cm" svg:x2="16.75cm" svg:y2="9.25cm" draw:start-shape="id9" draw:start-glue-point="1" draw:end-shape="id11" draw:end-glue-point="6" svg:d="M14000 9375l2750-125" svg:viewBox="0 0 2751 126">
          <text:p text:style-name="P3">Payment</text:p>
          <text:p text:style-name="P3">NFT/CAT</text:p>
        </draw:connector>
        <draw:connector draw:style-name="gr18" draw:text-style-name="P4" draw:layer="layout" draw:type="line" svg:x1="14cm" svg:y1="11.875cm" svg:x2="17.043cm" svg:y2="9.957cm" draw:start-shape="id10" draw:start-glue-point="1" draw:end-shape="id11" draw:end-glue-point="7" svg:d="M14000 11875l3043-1918" svg:viewBox="0 0 3044 1919">
          <text:p text:style-name="P3"/>
          <text:p text:style-name="P3">Downloads/</text:p>
          <text:p text:style-name="P3">Seeds</text:p>
        </draw:connector>
        <draw:connector draw:style-name="gr12" draw:text-style-name="P4" draw:layer="layout" draw:type="line" svg:x1="10.266cm" svg:y1="6.75cm" svg:x2="17.043cm" svg:y2="8.543cm" draw:start-shape="id7" draw:start-glue-point="1" draw:end-shape="id11" draw:end-glue-point="5" svg:d="M10266 6750l6777 1793" svg:viewBox="0 0 6778 1794">
          <text:p text:style-name="P3">Torrent files and</text:p>
          <text:p text:style-name="P3">Decryption keys</text:p>
        </draw:connector>
      </draw:page>
      <draw:page draw:name="page4" draw:style-name="dp1" draw:master-page-name="Default">
        <draw:custom-shape draw:style-name="gr19" draw:text-style-name="P1" xml:id="id12" draw:id="id12" draw:layer="layout" svg:width="4cm" svg:height="2.75cm" svg:x="3cm" svg:y="1.75cm">
          <text:p text:style-name="P1">MVP</text:p>
          <text:p text:style-name="P1">Q3 2022</text:p>
          <draw:enhanced-geometry svg:viewBox="0 0 21600 21600" draw:type="rectangle" draw:enhanced-path="M 0 0 L 21600 0 21600 21600 0 21600 0 0 Z N"/>
        </draw:custom-shape>
        <draw:custom-shape draw:style-name="gr19" draw:text-style-name="P1" xml:id="id13" draw:id="id13" draw:layer="layout" svg:width="4cm" svg:height="2.75cm" svg:x="8.75cm" svg:y="1.75cm">
          <text:p text:style-name="P1">Launch</text:p>
          <text:p text:style-name="P1">Q4 2022</text:p>
          <draw:enhanced-geometry svg:viewBox="0 0 21600 21600" draw:type="rectangle" draw:enhanced-path="M 0 0 L 21600 0 21600 21600 0 21600 0 0 Z N"/>
        </draw:custom-shape>
        <draw:custom-shape draw:style-name="gr19" draw:text-style-name="P1" xml:id="id14" draw:id="id14" draw:layer="layout" svg:width="4cm" svg:height="2.75cm" svg:x="14.5cm" svg:y="1.75cm">
          <text:p text:style-name="P5">Rewards</text:p>
          <text:p text:style-name="P5">Tokens</text:p>
          <text:p text:style-name="P1">Q2 2023</text:p>
          <draw:enhanced-geometry svg:viewBox="0 0 21600 21600" draw:type="rectangle" draw:enhanced-path="M 0 0 L 21600 0 21600 21600 0 21600 0 0 Z N"/>
        </draw:custom-shape>
        <draw:custom-shape draw:style-name="gr19" draw:text-style-name="P1" xml:id="id15" draw:id="id15" draw:layer="layout" svg:width="4cm" svg:height="2.75cm" svg:x="14.5cm" svg:y="6.25cm">
          <text:p text:style-name="P1">Dev Tools</text:p>
          <text:p text:style-name="P1">Q3 2023</text:p>
          <draw:enhanced-geometry svg:viewBox="0 0 21600 21600" draw:type="rectangle" draw:enhanced-path="M 0 0 L 21600 0 21600 21600 0 21600 0 0 Z N"/>
        </draw:custom-shape>
        <draw:custom-shape draw:style-name="gr19" draw:text-style-name="P1" xml:id="id16" draw:id="id16" draw:layer="layout" svg:width="4cm" svg:height="2.75cm" svg:x="8.75cm" svg:y="6.25cm">
          <text:p text:style-name="P1">Open Source</text:p>
          <text:p text:style-name="P1">Push</text:p>
          <text:p text:style-name="P1">Q4 2023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s" svg:x1="7cm" svg:y1="3.125cm" svg:x2="8.75cm" svg:y2="3.125cm" draw:start-shape="id12" draw:start-glue-point="1" draw:end-shape="id13" draw:end-glue-point="3" svg:d="M7000 3125h501 748 501" svg:viewBox="0 0 1751 1">
          <text:p/>
        </draw:connector>
        <draw:connector draw:style-name="gr14" draw:text-style-name="P2" draw:layer="layout" draw:type="lines" svg:x1="12.75cm" svg:y1="3.125cm" svg:x2="14.5cm" svg:y2="3.125cm" draw:start-shape="id13" draw:start-glue-point="1" draw:end-shape="id14" draw:end-glue-point="3" svg:d="M12750 3125h501 748 501" svg:viewBox="0 0 1751 1">
          <text:p/>
        </draw:connector>
        <draw:connector draw:style-name="gr14" draw:text-style-name="P2" draw:layer="layout" draw:type="line" svg:x1="16.5cm" svg:y1="4.5cm" svg:x2="16.5cm" svg:y2="6.25cm" draw:start-shape="id14" draw:start-glue-point="2" draw:end-shape="id15" draw:end-glue-point="0" svg:d="M16500 4500v1750" svg:viewBox="0 0 1 1751">
          <text:p/>
        </draw:connector>
        <draw:connector draw:style-name="gr14" draw:text-style-name="P2" draw:layer="layout" draw:type="line" svg:x1="14.5cm" svg:y1="7.625cm" svg:x2="12.75cm" svg:y2="7.625cm" draw:start-shape="id15" draw:start-glue-point="3" draw:end-shape="id16" draw:end-glue-point="1" svg:d="M14500 7625h-1750" svg:viewBox="0 0 1751 1">
          <text:p/>
        </draw:connector>
        <draw:custom-shape draw:style-name="gr19" draw:text-style-name="P1" xml:id="id17" draw:id="id17" draw:layer="layout" svg:width="4cm" svg:height="2.75cm" svg:x="3cm" svg:y="6.25cm">
          <text:p text:style-name="P1">Sustainability</text:p>
          <text:p text:style-name="P1">Q1 2024</text:p>
          <draw:enhanced-geometry svg:viewBox="0 0 21600 21600" draw:type="rectangle" draw:enhanced-path="M 0 0 L 21600 0 21600 21600 0 21600 0 0 Z N"/>
        </draw:custom-shape>
        <draw:connector draw:style-name="gr14" draw:text-style-name="P2" draw:layer="layout" draw:type="line" svg:x1="8.75cm" svg:y1="7.625cm" svg:x2="7cm" svg:y2="7.625cm" draw:end-shape="id17" draw:end-glue-point="1" svg:d="M8750 7625h-1750" svg:viewBox="0 0 1751 1">
          <text:p/>
        </draw:connector>
      </draw:page>
      <draw:page draw:name="page5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1T15:01:43.177000000</meta:creation-date>
    <dc:date>2022-04-12T13:05:32.862000000</dc:date>
    <meta:editing-duration>PT16H26M26S</meta:editing-duration>
    <meta:editing-cycles>2</meta:editing-cycles>
    <meta:generator>LibreOffice/7.1.2.2$Windows_X86_64 LibreOffice_project/8a45595d069ef5570103caea1b71cc9d82b2aae4</meta:generator>
    <meta:document-statistic meta:object-count="49"/>
  </office:meta>
</office:document-meta>
</file>